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ondMsg.to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Builder.Builder( com . google . protobuf . GeneratedMessage . BuilderParen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maybeForceBuilderInitializ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condMsg.getParserFo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ge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getUnknown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bui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condMsg.parseDelimitedFrom( java . io . Input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getBla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ge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newBuilderForType( com . google . protobuf . GeneratedMessage . BuilderParen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parseFrom( com . google . protobuf . ByteString data , com . google . protobuf . ExtensionRegistryLite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parseFrom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writeTo( com . google . protobuf . CodedOutputStream outp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uilder.mergeFrom( SecondMsg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uild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ilder.buildParti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condMsg.writeRepl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newBuilder( SecondMsg proto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parsePartialFrom( com . google . protobuf . CodedInputStream input , com . google . protobuf . ExtensionRegistryLite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internalGetFieldAccessor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condMsg.SecondMsg( com . google . protobuf . CodedInputStream input , com . google . protobuf . ExtensionRegistryLite extensionRegistr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SecondMsg.newBuilderFo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ondMsg.hasBla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getDescriptorFo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parseFrom( com . google . protobuf . CodedInput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getDefaultInstanceFo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mergeFrom( com . google . protobuf . CodedInputStream input , com . google . protobuf . ExtensionRegistryLite extensionRegis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uilder.getDefaultInstanceFo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SecondMsg( com . google . protobuf . GeneratedMessage . Builder &lt; ? &gt;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ilder.mergeFrom( com . google . protobuf . Message oth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condMsg.parseFrom( com . google . protobuf . ByteString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econdMsg.new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ondMsg.parseFrom( java . io . InputStream input , com . google . protobuf . ExtensionRegistryLite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SecondMsg( boolean noI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condMsg.parseDelimitedFrom( java . io . InputStream input , com . google . protobuf . ExtensionRegistryLite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getBla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init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parseFrom( java . io . InputStream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setBlah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condMsg.parseFrom( com . google . protobuf . CodedInputStream input , com . google . protobuf . ExtensionRegistryLite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is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.internalGetFieldAccessor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ilder.clearBla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condMsg.getDefaul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getSerializedS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condMsg.isInitializ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uilder.hasBla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ondMsg.parseFrom( byte [ ] data , com . google . protobuf . ExtensionRegistryLite extens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